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5.777cm"/>
    </style:style>
    <style:style style:name="co3" style:family="table-column">
      <style:table-column-properties fo:break-before="auto" style:column-width="6.992cm"/>
    </style:style>
    <style:style style:name="co4" style:family="table-column">
      <style:table-column-properties fo:break-before="auto" style:column-width="11.127cm"/>
    </style:style>
    <style:style style:name="co5" style:family="table-column">
      <style:table-column-properties fo:break-before="auto" style:column-width="7.437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3.279cm"/>
    </style:style>
    <style:style style:name="co10" style:family="table-column">
      <style:table-column-properties fo:break-before="auto" style:column-width="13.157cm"/>
    </style:style>
    <style:style style:name="co11" style:family="table-column">
      <style:table-column-properties fo:break-before="auto" style:column-width="1.78cm"/>
    </style:style>
    <style:style style:name="co12" style:family="table-column">
      <style:table-column-properties fo:break-before="auto" style:column-width="4.583cm"/>
    </style:style>
    <style:style style:name="co13" style:family="table-column">
      <style:table-column-properties fo:break-before="auto" style:column-width="2.39cm"/>
    </style:style>
    <style:style style:name="co14" style:family="table-column">
      <style:table-column-properties fo:break-before="auto" style:column-width="3.168cm"/>
    </style:style>
    <style:style style:name="co15" style:family="table-column">
      <style:table-column-properties fo:break-before="auto" style:column-width="1.058cm"/>
    </style:style>
    <style:style style:name="co16" style:family="table-column">
      <style:table-column-properties fo:break-before="auto" style:column-width="3.362cm"/>
    </style:style>
    <style:style style:name="co17" style:family="table-column">
      <style:table-column-properties fo:break-before="auto" style:column-width="3.473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  <table:table-cell office:value-type="string">
            <text:p>Description</text:p>
          </table:table-cell>
          <table:table-cell office:value-type="string">
            <text:p>Qty</text:p>
          </table:table-cell>
          <table:table-cell office:value-type="string">
            <text:p>#</text:p>
          </table:table-cell>
          <table:table-cell office:value-type="string">
            <text:p>Check_prices</text:p>
          </table:table-cell>
          <table:table-cell office:value-type="string">
            <text:p>MANUFACTURER</text:p>
          </table:table-cell>
          <table:table-cell office:value-type="string">
            <text:p>Part_No</text:p>
          </table:table-cell>
          <table:table-cell office:value-type="string">
            <text:p>Sim.Pins</text:p>
          </table:table-cell>
          <table:table-cell office:value-type="string">
            <text:p>LCSC Part Name</text:p>
          </table:table-cell>
          <table:table-cell office:value-type="string">
            <text:p>Manufacturer</text:p>
          </table:table-cell>
          <table:table-cell office:value-type="string">
            <text:p>Manufacturer Part</text:p>
          </table:table-cell>
          <table:table-cell office:value-type="string">
            <text:p>DNP</text:p>
          </table:table-cell>
          <table:table-cell office:value-type="string">
            <text:p>Exclude from BOM</text:p>
          </table:table-cell>
          <table:table-cell office:value-type="string">
            <text:p>Exclude from Board</text:p>
          </table:table-cell>
        </table:table-row>
        <table:table-row table:style-name="ro1">
          <table:table-cell office:value-type="string">
            <text:p>D1,D4,D5,D7</text:p>
          </table:table-cell>
          <table:table-cell office:value-type="string">
            <text:p>LED</text:p>
          </table:table-cell>
          <table:table-cell office:value-type="string">
            <text:p>LED_SMD:LED_0603_1608Metric</text:p>
          </table:table-cell>
          <table:table-cell office:value-type="string">
            <text:p>https://www.lcsc.com/datasheet/lcsc_datasheet_2412232102_Lite-On-LTST-C190KRKT_C94869.pdf,~</text:p>
          </table:table-cell>
          <table:table-cell office:value-type="string">
            <text:p>Light emitting diode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Lite-On LTST-C193TBKT-5A,Lite-On LTST-C193TGKT-5A,Lite-On LTW-C191TS5</text:p>
          </table:table-cell>
          <table:table-cell office:value-type="string">
            <text:p>1=K 2=A</text:p>
          </table:table-cell>
          <table:table-cell office:value-type="string">
            <text:p>C12065,C125103,C125123</text:p>
          </table:table-cell>
          <table:table-cell table:number-columns-repeated="5"/>
        </table:table-row>
        <table:table-row table:style-name="ro1">
          <table:table-cell office:value-type="string">
            <text:p>J2</text:p>
          </table:table-cell>
          <table:table-cell office:value-type="string">
            <text:p>Conn_01x02_Pin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office:value-type="string">
            <text:p>Generic connector, single row, 01x02, script generate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2"/>
          <table:table-cell office:value-type="string">
            <text:p>Ckmtw(Shenzhen Cankemeng) B-2100S02P-A110</text:p>
          </table:table-cell>
          <table:table-cell/>
          <table:table-cell office:value-type="string">
            <text:p>C124375</text:p>
          </table:table-cell>
          <table:table-cell table:number-columns-repeated="5"/>
        </table:table-row>
        <table:table-row table:style-name="ro1">
          <table:table-cell office:value-type="string">
            <text:p>U1</text:p>
          </table:table-cell>
          <table:table-cell office:value-type="string">
            <text:p>ESP32-C6-MINI-1</text:p>
          </table:table-cell>
          <table:table-cell office:value-type="string">
            <text:p>RF_Module:ESP32-C6-MINI-1</text:p>
          </table:table-cell>
          <table:table-cell office:value-type="string">
            <text:p>https://www.espressif.com/sites/default/files/documentation/esp32-c6-mini-1_mini-1u_datasheet_en.pdf</text:p>
          </table:table-cell>
          <table:table-cell office:value-type="string">
            <text:p>RF Module, ESP32-C6 SoC, Wi-Fi 802.11b/g/n/ax, Bluetooth, BLE, Zigbee, Thread, 32-bit, 3.3V, SMD, onboard antenna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2"/>
          <table:table-cell office:value-type="string">
            <text:p>Espressif Systems ESP32-C6-MINI-1-N4</text:p>
          </table:table-cell>
          <table:table-cell/>
          <table:table-cell office:value-type="string">
            <text:p>C5736265</text:p>
          </table:table-cell>
          <table:table-cell table:number-columns-repeated="5"/>
        </table:table-row>
        <table:table-row table:style-name="ro1">
          <table:table-cell office:value-type="string">
            <text:p>C4,C6,C9</text:p>
          </table:table-cell>
          <table:table-cell office:value-type="string">
            <text:p>0.1uF</text:p>
          </table:table-cell>
          <table:table-cell office:value-type="string">
            <text:p>Capacitor_SMD:C_0603_1608Metric</text:p>
          </table:table-cell>
          <table:table-cell office:value-type="string">
            <text:p>https://www.lcsc.com/datasheet/lcsc_datasheet_2411220213_FH--Guangdong-Fenghua-Advanced-Tech-0603B104K500NT_C30926.pdf,~</text:p>
          </table:table-cell>
          <table:table-cell office:value-type="string">
            <text:p>Unpolarized capacitor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2"/>
          <table:table-cell office:value-type="string">
            <text:p>FH (Guangdong Fenghua Advanced Tech) 0603B104K500NT</text:p>
          </table:table-cell>
          <table:table-cell/>
          <table:table-cell office:value-type="string">
            <text:p>C30926</text:p>
          </table:table-cell>
          <table:table-cell table:number-columns-repeated="5"/>
        </table:table-row>
        <table:table-row table:style-name="ro1">
          <table:table-cell office:value-type="string">
            <text:p>D2,D3</text:p>
          </table:table-cell>
          <table:table-cell office:value-type="string">
            <text:p>1N5819WS</text:p>
          </table:table-cell>
          <table:table-cell office:value-type="string">
            <text:p>Diode_SMD:D_SOD-323</text:p>
          </table:table-cell>
          <table:table-cell office:value-type="string">
            <text:p>https://datasheet.lcsc.com/lcsc/2204281430_Guangdong-Hottech-1N5819WS_C191023.pdf</text:p>
          </table:table-cell>
          <table:table-cell office:value-type="string">
            <text:p>40V 600mV@1A 1A SOD-323 Schottky Barrier Diodes, SOD-323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2"/>
          <table:table-cell office:value-type="string">
            <text:p>Guangdong Hottech 1N5819WS</text:p>
          </table:table-cell>
          <table:table-cell/>
          <table:table-cell office:value-type="string">
            <text:p>C191023</text:p>
          </table:table-cell>
          <table:table-cell table:number-columns-repeated="5"/>
        </table:table-row>
        <table:table-row table:style-name="ro1">
          <table:table-cell office:value-type="string">
            <text:p>J5,J6</text:p>
          </table:table-cell>
          <table:table-cell office:value-type="string">
            <text:p>Conn_01x16_Pin</text:p>
          </table:table-cell>
          <table:table-cell office:value-type="string">
            <text:p>Connector_PinHeader_2.54mm:PinHeader_1x16_P2.54mm_Vertical</text:p>
          </table:table-cell>
          <table:table-cell office:value-type="string">
            <text:p>~</text:p>
          </table:table-cell>
          <table:table-cell office:value-type="string">
            <text:p>Generic connector, single row, 01x16, script generated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table:number-columns-repeated="2"/>
          <table:table-cell office:value-type="string">
            <text:p>HanElectricity 2541WV-16P</text:p>
          </table:table-cell>
          <table:table-cell/>
          <table:table-cell office:value-type="string">
            <text:p>C25503134</text:p>
          </table:table-cell>
          <table:table-cell table:number-columns-repeated="5"/>
        </table:table-row>
        <table:table-row table:style-name="ro1">
          <table:table-cell office:value-type="string">
            <text:p>D6,D8,D9,D10,D11,D12</text:p>
          </table:table-cell>
          <table:table-cell office:value-type="string">
            <text:p>SD05_SOD323</text:p>
          </table:table-cell>
          <table:table-cell office:value-type="string">
            <text:p>Diode_SMD:D_SOD-323</text:p>
          </table:table-cell>
          <table:table-cell office:value-type="string">
            <text:p>https://www.littelfuse.com/~/media/electronics/datasheets/tvs_diode_arrays/littelfuse_tvs_diode_array_sd_c_datasheet.pdf.pdf</text:p>
          </table:table-cell>
          <table:table-cell office:value-type="string">
            <text:p>5V, 450W Discrete Bidirectional TVS Diode, SOD-323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number-columns-repeated="2"/>
          <table:table-cell office:value-type="string">
            <text:p>MDD(Microdiode Semiconductor) SD05</text:p>
          </table:table-cell>
          <table:table-cell/>
          <table:table-cell office:value-type="string">
            <text:p>C502527</text:p>
          </table:table-cell>
          <table:table-cell table:number-columns-repeated="5"/>
        </table:table-row>
        <table:table-row table:style-name="ro1">
          <table:table-cell office:value-type="string">
            <text:p>Q1,Q2</text:p>
          </table:table-cell>
          <table:table-cell office:value-type="string">
            <text:p>BC847</text:p>
          </table:table-cell>
          <table:table-cell office:value-type="string">
            <text:p>Package_TO_SOT_SMD:SOT-23</text:p>
          </table:table-cell>
          <table:table-cell office:value-type="string">
            <text:p>http://www.infineon.com/dgdl/Infineon-BC847SERIES_BC848SERIES_BC849SERIES_BC850SERIES-DS-v01_01-en.pdf?fileId=db3a304314dca389011541d4630a1657</text:p>
          </table:table-cell>
          <table:table-cell office:value-type="string">
            <text:p>0.1A Ic, 45V Vce, NPN Transistor, SOT-23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table:number-columns-repeated="2"/>
          <table:table-cell office:value-type="string">
            <text:p>Nexperia BC847B,215</text:p>
          </table:table-cell>
          <table:table-cell/>
          <table:table-cell office:value-type="string">
            <text:p>C57668</text:p>
          </table:table-cell>
          <table:table-cell table:number-columns-repeated="5"/>
        </table:table-row>
        <table:table-row table:style-name="ro1">
          <table:table-cell office:value-type="string">
            <text:p>C5</text:p>
          </table:table-cell>
          <table:table-cell office:value-type="string">
            <text:p>1.0uF</text:p>
          </table:table-cell>
          <table:table-cell office:value-type="string">
            <text:p>Capacitor_SMD:C_0603_1608Metric</text:p>
          </table:table-cell>
          <table:table-cell office:value-type="string">
            <text:p>https://www.lcsc.com/datasheet/lcsc_datasheet_2411220213_FH--Guangdong-Fenghua-Advanced-Tech-0603B104K500NT_C30926.pdf</text:p>
          </table:table-cell>
          <table:table-cell office:value-type="string">
            <text:p>Unpolarized capacitor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table:number-columns-repeated="2"/>
          <table:table-cell office:value-type="string">
            <text:p>Samsung Electro-Mechanics CL10A105KB8NNNC</text:p>
          </table:table-cell>
          <table:table-cell/>
          <table:table-cell office:value-type="string">
            <text:p>C15849</text:p>
          </table:table-cell>
          <table:table-cell table:number-columns-repeated="5"/>
        </table:table-row>
        <table:table-row table:style-name="ro1">
          <table:table-cell office:value-type="string">
            <text:p>C1,C2,C7,C8</text:p>
          </table:table-cell>
          <table:table-cell office:value-type="string">
            <text:p>10uF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office:value-type="string">
            <text:p>Unpolarized capacitor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table:number-columns-repeated="2"/>
          <table:table-cell office:value-type="string">
            <text:p>Samsung Electro-Mechanics CL10A106MA8NRNC</text:p>
          </table:table-cell>
          <table:table-cell/>
          <table:table-cell office:value-type="string">
            <text:p>C96446</text:p>
          </table:table-cell>
          <table:table-cell table:number-columns-repeated="5"/>
        </table:table-row>
        <table:table-row table:style-name="ro1">
          <table:table-cell office:value-type="string">
            <text:p>C3</text:p>
          </table:table-cell>
          <table:table-cell office:value-type="string">
            <text:p>4.7uF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office:value-type="string">
            <text:p>Unpolarized capacitor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table:number-columns-repeated="2"/>
          <table:table-cell office:value-type="string">
            <text:p>Samsung Electro-Mechanics CL10A475KO8NNNC</text:p>
          </table:table-cell>
          <table:table-cell/>
          <table:table-cell office:value-type="string">
            <text:p>C19666</text:p>
          </table:table-cell>
          <table:table-cell table:number-columns-repeated="5"/>
        </table:table-row>
        <table:table-row table:style-name="ro1">
          <table:table-cell office:value-type="string">
            <text:p>J1,J4</text:p>
          </table:table-cell>
          <table:table-cell office:value-type="string">
            <text:p>USB_C_Receptacle_USB2.0_16P</text:p>
          </table:table-cell>
          <table:table-cell office:value-type="string">
            <text:p>Connector_USB:USB_C_Receptacle_JAE_DX07S016JA1R1500</text:p>
          </table:table-cell>
          <table:table-cell office:value-type="string">
            <text:p>https://www.usb.org/sites/default/files/documents/usb_type-c.zip</text:p>
          </table:table-cell>
          <table:table-cell office:value-type="string">
            <text:p>USB 2.0-only 16P Type-C Receptacle connector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table:number-columns-repeated="2"/>
          <table:table-cell office:value-type="string">
            <text:p>SHOU HAN TYPE-C 16PIN 2MD(073)</text:p>
          </table:table-cell>
          <table:table-cell/>
          <table:table-cell office:value-type="string">
            <text:p>C2765186</text:p>
          </table:table-cell>
          <table:table-cell table:number-columns-repeated="5"/>
        </table:table-row>
        <table:table-row table:style-name="ro1">
          <table:table-cell office:value-type="string">
            <text:p>U2</text:p>
          </table:table-cell>
          <table:table-cell office:value-type="string">
            <text:p>CP2104</text:p>
          </table:table-cell>
          <table:table-cell office:value-type="string">
            <text:p>Package_DFN_QFN:QFN-24-1EP_4x4mm_P0.5mm_EP2.6x2.6mm</text:p>
          </table:table-cell>
          <table:table-cell office:value-type="string">
            <text:p>https://www.silabs.com/documents/public/data-sheets/cp2104.pdf</text:p>
          </table:table-cell>
          <table:table-cell office:value-type="string">
            <text:p>Single-Chip USB-to-UART Bridge, USB 2.0 Full-Speed, 2Mbps UART, QFN-24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table:number-columns-repeated="2"/>
          <table:table-cell office:value-type="string">
            <text:p>SKYWORKS/SILICON LABS CP2104-F03-GMR</text:p>
          </table:table-cell>
          <table:table-cell/>
          <table:table-cell office:value-type="string">
            <text:p>C47742</text:p>
          </table:table-cell>
          <table:table-cell table:number-columns-repeated="5"/>
        </table:table-row>
        <table:table-row table:style-name="ro1">
          <table:table-cell office:value-type="string">
            <text:p>U3</text:p>
          </table:table-cell>
          <table:table-cell office:value-type="string">
            <text:p>TLV75801PDRV</text:p>
          </table:table-cell>
          <table:table-cell office:value-type="string">
            <text:p>Package_SON:WSON-6-1EP_2x2mm_P0.65mm_EP1x1.6mm</text:p>
          </table:table-cell>
          <table:table-cell office:value-type="string">
            <text:p>https://www.ti.com/lit/ds/symlink/tlv758p.pdf</text:p>
          </table:table-cell>
          <table:table-cell office:value-type="string">
            <text:p>500mA Low-Dropout Linear Regulator, Adjustable Output, WSON-6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table:number-columns-repeated="2"/>
          <table:table-cell office:value-type="string">
            <text:p>Texas Instruments TLV75801PDRVR</text:p>
          </table:table-cell>
          <table:table-cell/>
          <table:table-cell office:value-type="string">
            <text:p>C2876308</text:p>
          </table:table-cell>
          <table:table-cell table:number-columns-repeated="5"/>
        </table:table-row>
        <table:table-row table:style-name="ro1">
          <table:table-cell office:value-type="string">
            <text:p>R6,R11,R14</text:p>
          </table:table-cell>
          <table:table-cell office:value-type="string">
            <text:p>10k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office:value-type="string">
            <text:p>Resisto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table:number-columns-repeated="2"/>
          <table:table-cell office:value-type="string">
            <text:p>UNI-ROYAL(Uniroyal Elec) 0603WAF1002T5E</text:p>
          </table:table-cell>
          <table:table-cell/>
          <table:table-cell office:value-type="string">
            <text:p>C25804</text:p>
          </table:table-cell>
          <table:table-cell table:number-columns-repeated="5"/>
        </table:table-row>
        <table:table-row table:style-name="ro1">
          <table:table-cell office:value-type="string">
            <text:p>R3</text:p>
          </table:table-cell>
          <table:table-cell office:value-type="string">
            <text:p>1M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office:value-type="string">
            <text:p>Resistor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table:number-columns-repeated="2"/>
          <table:table-cell office:value-type="string">
            <text:p>UNI-ROYAL(Uniroyal Elec) 0603WAF1004T5E</text:p>
          </table:table-cell>
          <table:table-cell/>
          <table:table-cell office:value-type="string">
            <text:p>C22935</text:p>
          </table:table-cell>
          <table:table-cell table:number-columns-repeated="5"/>
        </table:table-row>
        <table:table-row table:style-name="ro1">
          <table:table-cell office:value-type="string">
            <text:p>R4</text:p>
          </table:table-cell>
          <table:table-cell office:value-type="string">
            <text:p>200k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office:value-type="string">
            <text:p>Resistor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table:number-columns-repeated="2"/>
          <table:table-cell office:value-type="string">
            <text:p>UNI-ROYAL(Uniroyal Elec) 0603WAF2003T5E</text:p>
          </table:table-cell>
          <table:table-cell/>
          <table:table-cell office:value-type="string">
            <text:p>C25811</text:p>
          </table:table-cell>
          <table:table-cell table:number-columns-repeated="5"/>
        </table:table-row>
        <table:table-row table:style-name="ro1">
          <table:table-cell office:value-type="string">
            <text:p>R12</text:p>
          </table:table-cell>
          <table:table-cell office:value-type="string">
            <text:p>1k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office:value-type="string">
            <text:p>Resistor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table:number-columns-repeated="2"/>
          <table:table-cell office:value-type="string">
            <text:p>UNI-ROYAL(Uniroyal Elec) 0603WAF4700T5E</text:p>
          </table:table-cell>
          <table:table-cell/>
          <table:table-cell office:value-type="string">
            <text:p>C23179</text:p>
          </table:table-cell>
          <table:table-cell table:number-columns-repeated="5"/>
        </table:table-row>
        <table:table-row table:style-name="ro1">
          <table:table-cell office:value-type="string">
            <text:p>R1,R2,R7,R8</text:p>
          </table:table-cell>
          <table:table-cell office:value-type="string">
            <text:p>5k1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office:value-type="string">
            <text:p>Resistor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table:number-columns-repeated="2"/>
          <table:table-cell office:value-type="string">
            <text:p>UNI-ROYAL(Uniroyal Elec) 0603WAF5101T5E</text:p>
          </table:table-cell>
          <table:table-cell/>
          <table:table-cell office:value-type="string">
            <text:p>C23186</text:p>
          </table:table-cell>
          <table:table-cell table:number-columns-repeated="5"/>
        </table:table-row>
        <table:table-row table:style-name="ro1">
          <table:table-cell office:value-type="string">
            <text:p>R5</text:p>
          </table:table-cell>
          <table:table-cell office:value-type="string">
            <text:p>51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office:value-type="string">
            <text:p>Resistor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table:number-columns-repeated="2"/>
          <table:table-cell office:value-type="string">
            <text:p>UNI-ROYAL(Uniroyal Elec) 0603WAF510JT5E</text:p>
          </table:table-cell>
          <table:table-cell/>
          <table:table-cell office:value-type="string">
            <text:p>C23197</text:p>
          </table:table-cell>
          <table:table-cell table:number-columns-repeated="5"/>
        </table:table-row>
        <table:table-row table:style-name="ro1">
          <table:table-cell office:value-type="string">
            <text:p>R9,R10,R13,R15,R17</text:p>
          </table:table-cell>
          <table:table-cell office:value-type="string">
            <text:p>470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office:value-type="string">
            <text:p>Resistor</text:p>
          </table:table-cell>
          <table:table-cell office:value-type="string">
            <text:p>5</text:p>
          </table:table-cell>
          <table:table-cell office:value-type="string">
            <text:p>21</text:p>
          </table:table-cell>
          <table:table-cell table:number-columns-repeated="2"/>
          <table:table-cell office:value-type="string">
            <text:p>UNI-ROYAL(Uniroyal Elec) 0603WAF510JT5E</text:p>
          </table:table-cell>
          <table:table-cell/>
          <table:table-cell office:value-type="string">
            <text:p>C23197</text:p>
          </table:table-cell>
          <table:table-cell table:number-columns-repeated="5"/>
        </table:table-row>
        <table:table-row table:style-name="ro1">
          <table:table-cell office:value-type="string">
            <text:p>S1,S2</text:p>
          </table:table-cell>
          <table:table-cell office:value-type="string">
            <text:p>TS-1088-AR02016</text:p>
          </table:table-cell>
          <table:table-cell office:value-type="string">
            <text:p>TS-1088-AR02016:SW_TS-1088-AR02016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https://www.snapeda.com/parts/TS-1088-AR02016/Xunpu/view-part/?ref=eda</text:p>
          </table:table-cell>
          <table:table-cell office:value-type="string">
            <text:p>Xunpu</text:p>
          </table:table-cell>
          <table:table-cell office:value-type="string">
            <text:p>XUNPU TS-1088-AR02016</text:p>
          </table:table-cell>
          <table:table-cell/>
          <table:table-cell office:value-type="string">
            <text:p>C720477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3">2025-06-03</text:date>, <text:time>19:58:3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6-03T19:58:34.99</dc:date>
    <dc:creator>Kenneth Ekman</dc:creator>
    <meta:document-statistic meta:table-count="1" meta:cell-count="216" meta:object-count="0"/>
    <meta:generator>OpenOffice/4.1.15$Win32 OpenOffice.org_project/4115m2$Build-9813</meta:generator>
  </office:meta>
</office:document-meta>
</file>